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style="soli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line-through-style="soli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minorfires Team name: 2 Today's date: 12 October 2016</text:p>
      <text:h text:style-name="Heading_20_1" text:outline-level="1">What tools have you we worked with so far in this class?</text:h>
      <text:list text:style-name="L2">
        <text:list-item>
          <text:p text:style-name="P2">The <text:span text:style-name="T3">command</text:span><text:span text:style-name="T4"> </text:span><text:span text:style-name="T5">line</text:span></text:p>
        </text:list-item>
        <text:list-item>
          <text:p text:style-name="P2"><text:span text:style-name="T6">github</text:span></text:p>
        </text:list-item>
        <text:list-item>
          <text:p text:style-name="P2"><text:span text:style-name="T7">Markdown</text:span></text:p>
        </text:list-item>
        <text:list-item>
          <text:p text:style-name="P2"><text:span text:style-name="T8">jekyll</text:span> and</text:p>
        </text:list-item>
        <text:list-item>
          <text:p text:style-name="P2"><text:span text:style-name="T9">Pandoc!</text:span></text:p>
        </text:list-item>
      </text:list>
      <text:h text:style-name="Heading_20_2" text:outline-level="2">Which have you found most potentially useful?</text:h>
      <text:p text:style-name="First_20_paragraph"><text:span text:style-name="T10">Pandoc!</text:span></text:p>
      <text:h text:style-name="Heading_20_3" text:outline-level="3">Why?</text:h>
      <text:p text:style-name="First_20_paragraph">I think it is going to form a great bridge between all the things we are doing, or at least what we've done and the things we're about to do. That might be a given, but it's not insignificant.</text:p>
      <text:h text:style-name="Heading_20_4" text:outline-level="4">What tools have been the most difficult to learn?</text:h>
      <text:p text:style-name="First_20_paragraph">The <text:span text:style-name="T11">combination</text:span> of Github and other tools.</text:p>
      <text:h text:style-name="Heading_20_5" text:outline-level="5">Why have they been particularly difficult to learn and use?</text:h>
      <text:p text:style-name="First_20_paragraph">Assimilating two <text:span text:style-name="T12">different</text:span> <text:span text:style-name="T13">languages</text:span> side by side was problematic for a while. It took some practice and continues to.</text:p>
      <text:h text:style-name="Heading_20_6" text:outline-level="6">What tools would you like to learn more about?</text:h>
      <text:p text:style-name="First_20_paragraph">I think <text:span text:style-name="T14">Pandoc</text:span> is the most exciting tool yet, but then again, it's the <text:span text:style-name="T15">new</text:span> tool, so that might make it <text:span text:style-name="T16">artificially</text:span> <text:span text:style-name="T17">shiny.</text:span></text:p>
      <text:p text:style-name="Horizontal_20_Line"/>
      <text:p text:style-name="First_20_paragraph"><text:span text:style-name="T18">When</text:span><text:span text:style-name="T19"> </text:span><text:span text:style-name="T20">you</text:span><text:span text:style-name="T21"> </text:span><text:span text:style-name="T22">are</text:span><text:span text:style-name="T23"> </text:span><text:span text:style-name="T24">finished</text:span><text:span text:style-name="T25"> </text:span><text:span text:style-name="T26">with</text:span><text:span text:style-name="T27"> </text:span><text:span text:style-name="T28">the</text:span><text:span text:style-name="T29"> </text:span><text:span text:style-name="T30">questions</text:span><text:span text:style-name="T31"> </text:span><text:span text:style-name="T32">in</text:span><text:span text:style-name="T33"> </text:span><text:span text:style-name="T34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